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99" draw:textarea-vertical-align="middl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ccffff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ellipse draw:style-name="gr1" draw:text-style-name="P2" xml:id="id1" draw:id="id1" draw:layer="layout" svg:width="5.2cm" svg:height="3.4cm" svg:x="22.1cm" svg:y="13.9cm">
          <text:p text:style-name="P1"><text:span text:style-name="T1">Spark</text:span></text:p>
        </draw:ellipse>
        <draw:custom-shape draw:style-name="gr2" draw:text-style-name="P2" draw:layer="layout" svg:width="5.1cm" svg:height="1.8cm" svg:x="2.4cm" svg:y="10.1cm">
          <text:p text:style-name="P1"><text:span text:style-name="T1">Flum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.1cm" svg:height="1.8cm" svg:x="15.6cm" svg:y="9.9cm">
          <text:p text:style-name="P1"><text:span text:style-name="T1">Flum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3" draw:id="id3" draw:layer="layout" svg:width="5.6cm" svg:height="3.4cm" svg:x="8.7cm" svg:y="9.1cm">
          <text:p text:style-name="P1"><text:span text:style-name="T1">Kafk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xml:id="id2" draw:id="id2" draw:layer="layout" svg:width="5.3cm" svg:height="3.3cm" svg:x="22cm" svg:y="9.2cm">
          <text:p text:style-name="P1"><text:span text:style-name="T1">HDF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3.2cm" svg:height="1.8cm" svg:x="3.5cm" svg:y="7cm">
          <text:p text:style-name="P1"><text:span text:style-name="T1">Dan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3.8cm" svg:height="3.2cm" svg:x="3.2cm" svg:y="1.9cm">
          <text:p text:style-name="P1"><text:span text:style-name="T1">Źródła</text:span><text:span text:style-name="T1"><text:line-break/></text:span><text:span text:style-name="T1">dany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6cm" svg:height="0.9cm" svg:x="4.8cm" svg:y="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6cm" svg:height="0.9cm" svg:x="4.7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9cm" svg:height="0.6cm" svg:x="7.4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9cm" svg:height="0.6cm" svg:x="14.7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9cm" svg:height="0.6cm" svg:x="20.6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line" svg:x1="24.7cm" svg:y1="13.9cm" svg:x2="24.65cm" svg:y2="12.5cm" draw:start-shape="id1" draw:start-glue-point="0" draw:end-shape="id2" draw:end-glue-point="7" svg:d="M24700 13900l-50-1400">
          <text:p/>
        </draw:connector>
        <draw:custom-shape draw:style-name="gr7" draw:text-style-name="P2" xml:id="id4" draw:id="id4" draw:layer="layout" svg:width="3.9cm" svg:height="2.7cm" svg:x="10cm" svg:y="4.6cm">
          <text:p text:style-name="P1"><text:span text:style-name="T1">Zookee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925cm" svg:y1="9.1cm" svg:x2="11.95cm" svg:y2="7.3cm" draw:start-shape="id3" draw:start-glue-point="4" draw:end-shape="id4" draw:end-glue-point="8" svg:d="M11925 9100l25-1800">
          <text:p/>
        </draw:connector>
      </draw:page>
      <draw:page draw:name="page2" draw:style-name="dp1" draw:master-page-name="Domyślnie">
        <draw:rect draw:style-name="gr8" draw:text-style-name="P1" draw:layer="layout" svg:width="12.3cm" svg:height="9cm" svg:x="15.8cm" svg:y="5.5cm">
          <text:p text:style-name="P1">Node3</text:p>
        </draw:rect>
        <draw:rect draw:style-name="gr8" draw:text-style-name="P1" draw:layer="layout" svg:width="5.6cm" svg:height="5.8cm" svg:x="1.9cm" svg:y="7.2cm">
          <text:p text:style-name="P1">Node1</text:p>
        </draw:rect>
        <draw:g>
          <draw:rect draw:style-name="gr8" draw:text-style-name="P1" draw:layer="layout" svg:width="7cm" svg:height="5.8cm" svg:x="8.3cm" svg:y="7.2cm">
            <text:p text:style-name="P1">Node2</text:p>
          </draw:rect>
          <draw:custom-shape draw:style-name="gr2" draw:text-style-name="P1" draw:layer="layout" svg:width="6.3cm" svg:height="3.1cm" svg:x="8.7cm" svg:y="8.7cm">
            <text:p text:style-name="P1">Flume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1" draw:layer="layout" svg:width="4.5cm" svg:height="3cm" svg:x="2.4cm" svg:y="8.7cm">
          <text:p text:style-name="P1">Kafka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3cm" svg:height="3.1cm" svg:x="16cm" svg:y="8.7cm">
          <text:p text:style-name="P1">Flume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5.1cm" svg:height="3.7cm" svg:x="22.7cm" svg:y="8.2cm">
          <text:p text:style-name="P1">HD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.7cm" svg:height="0.6cm" svg:x="7.2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7cm" svg:height="0.6cm" svg:x="14.8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8cm" svg:height="0.4cm" svg:x="21.8cm" svg:y="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Tutak</meta:initial-creator>
    <meta:creation-date>2021-01-27T19:34:24</meta:creation-date>
    <dc:date>2021-01-27T22:59:01</dc:date>
    <dc:creator>Piotr Tutak</dc:creator>
    <meta:editing-duration>PT2H44M26S</meta:editing-duration>
    <meta:editing-cycles>21</meta:editing-cycles>
    <meta:generator>OpenOffice/4.1.7$Unix OpenOffice.org_project/417m1$Build-9800</meta:generator>
    <meta:document-statistic meta:object-count="26"/>
  </office:meta>
</office:document-meta>
</file>